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erializingConverter.DeserializingConvert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erializingConverter.Deserializi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erializingConverter.convert( byte [ ]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erializingConverter.DeserializingConverter( Deserializer &lt; Object &gt; de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